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7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3.51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96mm"/>
    </style:style>
    <style:style style:name="co19" style:family="table-column">
      <style:table-column-properties fo:break-before="auto" style:column-width="4.62mm"/>
    </style:style>
    <style:style style:name="co20" style:family="table-column">
      <style:table-column-properties fo:break-before="auto" style:column-width="22.9mm"/>
    </style:style>
    <style:style style:name="co21" style:family="table-column">
      <style:table-column-properties fo:break-before="auto" style:column-width="28.29mm"/>
    </style:style>
    <style:style style:name="co22" style:family="table-column">
      <style:table-column-properties fo:break-before="auto" style:column-width="48.65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4.13mm"/>
    </style:style>
    <style:style style:name="co25" style:family="table-column">
      <style:table-column-properties fo:break-before="auto" style:column-width="9.9mm"/>
    </style:style>
    <style:style style:name="co26" style:family="table-column">
      <style:table-column-properties fo:break-before="auto" style:column-width="46.85mm"/>
    </style:style>
    <style:style style:name="co27" style:family="table-column">
      <style:table-column-properties fo:break-before="auto" style:column-width="4.89mm"/>
    </style:style>
    <style:style style:name="co28" style:family="table-column">
      <style:table-column-properties fo:break-before="auto" style:column-width="3.83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2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4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96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09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2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0" style:family="table-cell" style:parent-style-name="Default">
      <style:table-cell-properties fo:border="none"/>
    </style:style>
    <style:style style:name="ce24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2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7" table:number-columns-repeated="3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95" office:value-type="string" calcext:value-type="string">
            <text:p>Heure </text:p>
            <text:p>De début</text:p>
          </table:table-cell>
          <table:table-cell table:style-name="ce9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95"/>
          <table:table-cell table:style-name="ce95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95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1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 table:style-name="ce4"/>
          <table:table-cell table:style-name="ce5"/>
          <table:table-cell table:style-name="ce17"/>
          <table:table-cell table:style-name="ce1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09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09"/>
          <table:covered-table-cell table:style-name="ce34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8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 office:value-type="string" calcext:value-type="string">
            <text:p>P</text:p>
          </table:table-cell>
          <table:table-cell table:style-name="ce122" table:content-validation-name="val6" office:value-type="string" calcext:value-type="string">
            <text:p>0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G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8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1" calcext:value-type="float">
            <text:p>1</text:p>
          </table:table-cell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8" calcext:value-type="float">
            <text:p>8</text:p>
          </table:table-cell>
          <table:table-cell table:style-name="ce199" table:formula="of:=[.X16]-[.Y16]" office:value-type="float" office:value="5" calcext:value-type="float">
            <text:p>5</text:p>
          </table:table-cell>
          <table:table-cell table:style-name="ce203" table:formula="of:=CALCULPOINT([.H14])" office:value-type="float" office:value="4" calcext:value-type="float">
            <text:p>4</text:p>
          </table:table-cell>
          <table:table-cell table:style-name="ce203" table:formula="of:=CALCULPOINT([.H17])" office:value-type="float" office:value="4" calcext:value-type="float">
            <text:p>4</text:p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4" calcext:value-type="float">
            <text:p>4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style-name="ce21"/>
          <table:table-cell/>
          <table:table-cell table:style-name="ce189" office:value-type="float" office:value="2" calcext:value-type="float">
            <text:p>2</text:p>
          </table:table-cell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5" calcext:value-type="float">
            <text:p>5</text:p>
          </table:table-cell>
          <table:table-cell table:style-name="ce199" table:formula="of:=[.X17]-[.Y17]" office:value-type="float" office:value="-3" calcext:value-type="float">
            <text:p>-3</text:p>
          </table:table-cell>
          <table:table-cell table:style-name="ce203" table:formula="of:=CALCULPOINT([.K14])" office:value-type="float" office:value="1" calcext:value-type="float">
            <text:p>1</text:p>
          </table:table-cell>
          <table:table-cell table:style-name="ce203" table:formula="of:=CALCULPOINT([.H16])">
            <text:p/>
          </table:table-cell>
          <table:table-cell table:style-name="ce203" table:formula="of:=CALCULPOINT([.H19])" office:value-type="float" office:value="4" calcext:value-type="float">
            <text:p>4</text:p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4" calcext:value-type="float">
            <text:p>4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5" calcext:value-type="float">
            <text:p>5</text:p>
          </table:table-cell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1" calcext:value-type="float">
            <text:p>1</text:p>
          </table:table-cell>
          <table:table-cell table:style-name="ce199" table:formula="of:=[.X18]-[.Y18]" office:value-type="float" office:value="-1" calcext:value-type="float">
            <text:p>-1</text:p>
          </table:table-cell>
          <table:table-cell table:style-name="ce203" table:formula="of:=CALCULPOINT([.H15])" office:value-type="float" office:value="1" calcext:value-type="float">
            <text:p>1</text:p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 office:value-type="string" calcext:value-type="string">
            <text:p>G</text:p>
          </table:table-cell>
          <table:table-cell table:style-name="ce123" table:content-validation-name="val6" office:value-type="string" calcext:value-type="string">
            <text:p>1</text:p>
          </table:table-cell>
          <table:table-cell table:style-name="ce130" table:content-validation-name="val6" office:value-type="float" office:value="0" calcext:value-type="float">
            <text:p>0</text:p>
          </table:table-cell>
          <table:table-cell table:style-name="ce136" table:content-validation-name="val5" office:value-type="string" calcext:value-type="string">
            <text:p>P</text:p>
          </table:table-cell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189" office:value-type="float" office:value="4" calcext:value-type="float">
            <text:p>4</text:p>
          </table:table-cell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6" calcext:value-type="float">
            <text:p>6</text:p>
          </table:table-cell>
          <table:table-cell table:style-name="ce199" table:formula="of:=[.X19]-[.Y19]" office:value-type="float" office:value="-1" calcext:value-type="float">
            <text:p>-1</text:p>
          </table:table-cell>
          <table:table-cell table:style-name="ce203" table:formula="of:=CALCULPOINT([.K15])" office:value-type="float" office:value="4" calcext:value-type="float">
            <text:p>4</text:p>
          </table:table-cell>
          <table:table-cell table:style-name="ce203" table:formula="of:=CALCULPOINT([.K17])" office:value-type="float" office:value="1" calcext:value-type="float">
            <text:p>1</text:p>
          </table:table-cell>
          <table:table-cell table:style-name="ce203" table:formula="of:=CALCULPOINT([.K19])" office:value-type="float" office:value="1" calcext:value-type="float">
            <text:p>1</text:p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5" calcext:value-type="float">
            <text:p>5</text:p>
          </table:table-cell>
          <table:table-cell table:style-name="ce214" table:formula="of:=[.I15]+[.I19]+[.I17]+[.J22]" office:value-type="float" office:value="6" calcext:value-type="float">
            <text:p>6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8"/>
          <table:table-cell table:number-columns-repeated="2"/>
          <table:table-cell table:style-name="ce190" office:value-type="float" office:value="3" calcext:value-type="float">
            <text:p>3</text:p>
          </table:table-cell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1">
          <table:table-cell/>
          <table:table-cell table:style-name="ce8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1">
          <table:table-cell table:style-name="ce4"/>
          <table:table-cell table:style-name="ce5"/>
          <table:table-cell table:style-name="ce32"/>
          <table:table-cell table:style-name="ce32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09"/>
          <table:covered-table-cell table:style-name="ce34"/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 office:value-type="string" calcext:value-type="string">
            <text:p>P</text:p>
          </table:table-cell>
          <table:table-cell table:style-name="ce121" table:content-validation-name="val6" office:value-type="string" calcext:value-type="string">
            <text:p>0</text:p>
          </table:table-cell>
          <table:table-cell table:style-name="ce128" table:content-validation-name="val6" office:value-type="float" office:value="1" calcext:value-type="float">
            <text:p>1</text:p>
          </table:table-cell>
          <table:table-cell table:style-name="ce134" table:content-validation-name="val5" office:value-type="string" calcext:value-type="string">
            <text:p>G</text:p>
          </table:table-cell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196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3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1</text:p>
          </table:table-cell>
          <table:table-cell table:style-name="ce128" table:content-validation-name="val6" office:value-type="float" office:value="0" calcext:value-type="float">
            <text:p>0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1" calcext:value-type="float">
            <text:p>1</text:p>
          </table:table-cell>
          <table:table-cell table:style-name="ce199" table:formula="of:=[.X37]-[.Y37]" office:value-type="float" office:value="-1" calcext:value-type="float">
            <text:p>-1</text:p>
          </table:table-cell>
          <table:table-cell table:style-name="ce203" table:formula="of:=CALCULPOINT([.H35])" office:value-type="float" office:value="1" calcext:value-type="float">
            <text:p>1</text:p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8" calcext:value-type="float">
            <text:p>8</text:p>
          </table:table-cell>
          <table:table-cell table:style-name="ce199" table:formula="of:=[.X38]-[.Y38]" office:value-type="float" office:value="2" calcext:value-type="float">
            <text:p>2</text:p>
          </table:table-cell>
          <table:table-cell table:style-name="ce203" table:formula="of:=CALCULPOINT([.K35])" office:value-type="float" office:value="4" calcext:value-type="float">
            <text:p>4</text:p>
          </table:table-cell>
          <table:table-cell table:style-name="ce203" table:formula="of:=CALCULPOINT([.H37])" office:value-type="float" office:value="4" calcext:value-type="float">
            <text:p>4</text:p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2" calcext:value-type="float">
            <text:p>2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4" calcext:value-type="float">
            <text:p>4</text:p>
          </table:table-cell>
          <table:table-cell table:style-name="ce199" table:formula="of:=[.X39]-[.Y39]" office:value-type="float" office:value="2" calcext:value-type="float">
            <text:p>2</text:p>
          </table:table-cell>
          <table:table-cell table:style-name="ce203" table:formula="of:=CALCULPOINT([.H36])" office:value-type="float" office:value="4" calcext:value-type="float">
            <text:p>4</text:p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3" calcext:value-type="float">
            <text:p>3</text:p>
          </table:table-cell>
          <table:table-cell table:style-name="ce214" table:formula="of:=[.J36]+[.I42]+[.J39]+[.I44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1" calcext:value-type="float">
            <text:p>1</text:p>
          </table:table-cell>
          <table:table-cell table:style-name="ce199" table:formula="of:=[.X40]-[.Y40]" office:value-type="float" office:value="-2" calcext:value-type="float">
            <text:p>-2</text:p>
          </table:table-cell>
          <table:table-cell table:style-name="ce203" table:formula="of:=CALCULPOINT([.K36])" office:value-type="float" office:value="1" calcext:value-type="float">
            <text:p>1</text:p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1" calcext:value-type="float">
            <text:p>1</text:p>
          </table:table-cell>
          <table:table-cell table:style-name="ce214" table:formula="of:=[.I36]+[.I40]+[.I38]+[.J43]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96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1" calcext:value-type="float">
            <text:p>1</text:p>
          </table:table-cell>
          <table:table-cell table:style-name="ce200" table:formula="of:=[.X41]-[.Y41]" office:value-type="float" office:value="-1" calcext:value-type="float">
            <text:p>-1</text:p>
          </table:table-cell>
          <table:table-cell table:style-name="ce206" table:formula="of:=CALCULPOINT([.K37])" office:value-type="float" office:value="1" calcext:value-type="float">
            <text:p>1</text:p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6"/>
          <table:table-cell table:style-name="ce21"/>
          <table:table-cell table:number-columns-repeated="37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95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 office:value-type="string" calcext:value-type="string">
            <text:p>ChapelleAligné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Moncé</text:p>
          </table:table-cell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 office:value-type="string" calcext:value-type="string">
            <text:p>Le Mans FC</text:p>
          </table:table-cell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1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Moncé</text:p>
          </table:table-cell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 office:value-type="string" calcext:value-type="string">
            <text:p>Moncé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 office:value-type="string" calcext:value-type="string">
            <text:p>FCVL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Le Lude</text:p>
          </table:table-cell>
          <table:table-cell table:style-name="ce212"/>
          <table:table-cell table:number-columns-repeated="51"/>
        </table:table-row>
        <table:table-row table:style-name="ro1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18" table:default-cell-style-name="ce240"/>
        <table:table-column table:style-name="co19" table:default-cell-style-name="ce36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3" table:default-cell-style-name="ce24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4" table:default-cell-style-name="Default"/>
        <table:table-column table:style-name="co25" table:default-cell-style-name="Default"/>
        <table:table-column table:style-name="co26" table:default-cell-style-name="ce252"/>
        <table:table-column table:style-name="co27" table:default-cell-style-name="ce376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table:style-name="ce354"/>
          <table:table-cell table:style-name="ce241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1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6">
          <table:table-cell table:style-name="ce354"/>
          <table:covered-table-cell table:number-columns-repeated="5" table:style-name="ce243"/>
          <table:covered-table-cell table:number-columns-repeated="6" table:style-name="ce328"/>
          <table:covered-table-cell table:style-name="ce26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0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 office:value-type="string" calcext:value-type="string">
            <text:p>FCVL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2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 office:value-type="string" calcext:value-type="string">
            <text:p>Moncé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7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0" table:number-columns-repeated="2"/>
          <table:table-cell table:number-columns-repeated="2"/>
          <table:table-cell table:style-name="ce240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2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2"/>
          <table:covered-table-cell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3"/>
          <table:table-cell table:style-name="ce240" table:number-columns-repeated="2"/>
          <table:table-cell table:number-columns-repeated="2"/>
          <table:table-cell table:style-name="ce240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/>
          <table:table-cell table:style-name="ce243"/>
          <table:table-cell table:style-name="ce324" table:number-columns-repeated="10"/>
          <table:table-cell table:style-name="ce26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3:35:11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2T01:18:12.437000000</dc:date>
    <meta:editing-duration>P7DT10H49M16S</meta:editing-duration>
    <meta:editing-cycles>656</meta:editing-cycles>
    <meta:generator>LibreOffice/6.3.3.2$Windows_X86_64 LibreOffice_project/a64200df03143b798afd1ec74a12ab50359878ed</meta:generator>
    <meta:document-statistic meta:table-count="3" meta:cell-count="4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